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2" svg:font-family="Tahoma"/>
    <style:font-face style:name="Arial2" svg:font-family="Arial" style:font-family-generic="swiss"/>
    <style:font-face style:name="Tahoma1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table:align="left" style:writing-mode="lr-tb"/>
    </style:style>
    <style:style style:name="Таблица1.A" style:family="table-column">
      <style:table-column-properties style:column-width="2.909cm"/>
    </style:style>
    <style:style style:name="Таблица1.B" style:family="table-column">
      <style:table-column-properties style:column-width="2.381cm"/>
    </style:style>
    <style:style style:name="Таблица1.C" style:family="table-column">
      <style:table-column-properties style:column-width="11.71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C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text-autospace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text-autospace="none"/>
      <style:text-properties style:font-name="Arial1" fo:font-size="10pt" style:font-size-asian="10pt" style:font-size-complex="10pt"/>
    </style:style>
    <style:style style:name="P11" style:family="paragraph" style:parent-style-name="Standard">
      <style:text-properties fo:color="#000000" style:font-name="Arial1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4" style:family="paragraph" style:parent-style-name="Standard" style:list-style-name="WW8Num1">
      <style:paragraph-properties>
        <style:tab-stops>
          <style:tab-stop style:position="1.27cm"/>
        </style:tab-stops>
      </style:paragraph-properties>
    </style:style>
    <style:style style:name="P15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WW8Num2">
      <style:paragraph-properties fo:margin-left="0cm" fo:margin-right="0cm" fo:text-indent="0cm" style:auto-text-indent="false" style:text-autospace="none">
        <style:tab-stops>
          <style:tab-stop style:position="0.635cm"/>
        </style:tab-stops>
      </style:paragraph-properties>
      <style:text-properties fo:color="#000000" style:font-name="Arial1" fo:font-size="10pt" fo:language="ru" fo:country="RU" fo:font-weight="normal" style:font-name-asian="Tahoma1" style:font-size-asian="10pt" style:font-weight-asian="normal" style:font-name-complex="Tahoma1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color="#000000" style:font-name="Arial1" fo:font-size="10pt" fo:language="ru" fo:country="RU" fo:font-weight="normal" style:font-name-asian="Tahoma1" style:font-size-asian="10pt" style:font-weight-asian="normal" style:font-name-complex="Tahoma1" style:font-size-complex="10pt" style:font-weight-complex="normal"/>
    </style:style>
    <style:style style:name="T8" style:family="text">
      <style:text-properties fo:color="#000000" style:font-name="Arial1" fo:font-size="10pt" style:font-name-asian="Tahoma1" style:font-size-asian="10pt" style:font-name-complex="Tahoma1" style:font-size-complex="10pt"/>
    </style:style>
    <style:style style:name="T9" style:family="text">
      <style:text-properties fo:color="#000000" style:font-name="Arial1" fo:font-size="10pt" fo:font-weight="bold" style:font-name-asian="Tahoma1" style:font-size-asian="10pt" style:font-weight-asian="bold" style:font-name-complex="Tahoma1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пецификация RAW</text:p>
      <text:p text:style-name="Standard"/>
      <text:p text:style-name="Standard">При загрузке gif-файла функция START возвращает указатель на следующую структуру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Смещение, байт </text:p>
          </table:table-cell>
          <table:table-cell table:style-name="Таблица1.A1" office:value-type="string">
            <text:p text:style-name="P1">Длинна, байт</text:p>
          </table:table-cell>
          <table:table-cell table:style-name="Таблица1.C1" office:value-type="string">
            <text:p text:style-name="P1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1">Заголовок '<text:span text:style-name="T1">RAW1</text:span>'</text:p>
          </table:table-cell>
        </table:table-row>
        <table:table-row table:style-name="Таблица1.1"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n = число изображений</text:p>
          </table:table-cell>
        </table:table-row>
        <table:table-row table:style-name="Таблица1.1"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ширина логического экрана (на котором будут показываться все изображения), в пикселах</text:p>
          </table:table-cell>
        </table:table-row>
        <table:table-row table:style-name="Таблица1.1">
          <table:table-cell table:style-name="Таблица1.A2" office:value-type="string">
            <text:p text:style-name="P2">12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высота логического экрана (на котором будут показываться все изображения), в пикселах</text:p>
          </table:table-cell>
        </table:table-row>
        <table:table-row table:style-name="Таблица1.1">
          <table:table-cell table:style-name="Таблица1.C2" table:number-columns-spanned="3" office:value-type="string">
            <text:p text:style-name="P6"><text:span text:style-name="T1">Repeat 0</text:span> ; repeat n — <text:span text:style-name="T2">повторяющиеся блоки, 1 в случае</text:span> статичного GIF, нумерация <text:span text:style-name="T1">N</text:span> начинается с <text:span text:style-name="T1">0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6+N*16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указатель на очередное изображение - с заголовком '<text:span text:style-name="T1">RAW</text:span> '<text:span text:style-name="T3">**3</text:span></text:p>
          </table:table-cell>
        </table:table-row>
        <table:table-row table:style-name="Таблица1.1">
          <table:table-cell table:style-name="Таблица1.A2" office:value-type="string">
            <text:p text:style-name="P2">20+N*16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x-координата изображения на логическом экране, в пикселах</text:p>
          </table:table-cell>
        </table:table-row>
        <table:table-row table:style-name="Таблица1.1">
          <table:table-cell table:style-name="Таблица1.A2" office:value-type="string">
            <text:p text:style-name="P2">24+N*16</text:p>
          </table:table-cell>
          <table:table-cell table:style-name="Таблица1.A2" office:value-type="string">
            <text:p text:style-name="P2">4</text:p>
          </table:table-cell>
          <table:table-cell table:style-name="Таблица1.C2" office:value-type="string">
            <text:p text:style-name="P5">y-координата изображения на логическом на экране, в пикселах</text:p>
          </table:table-cell>
        </table:table-row>
        <table:table-row table:style-name="Таблица1.1">
          <table:table-cell table:style-name="Таблица1.A2" office:value-type="string">
            <text:p text:style-name="P2">28+N*16</text:p>
          </table:table-cell>
          <table:table-cell table:style-name="Таблица1.A2" office:value-type="string">
            <text:p text:style-name="P2">2</text:p>
          </table:table-cell>
          <table:table-cell table:style-name="Таблица1.C2" office:value-type="string">
            <text:p text:style-name="P5"><text:s/>задержка, измеряется в <text:span text:style-name="T1">0.01</text:span> секунды<text:span text:style-name="T3">**2</text:span></text:p>
          </table:table-cell>
        </table:table-row>
        <table:table-row table:style-name="Таблица1.1">
          <table:table-cell table:style-name="Таблица1.A2" office:value-type="string">
            <text:p text:style-name="P2">30+N*16</text:p>
          </table:table-cell>
          <table:table-cell table:style-name="Таблица1.A2" office:value-type="string">
            <text:p text:style-name="P3">1</text:p>
          </table:table-cell>
          <table:table-cell table:style-name="Таблица1.C2" office:value-type="string">
            <text:p text:style-name="P8">&lt;Packed Fields&gt;</text:p>
            <text:p text:style-name="P7"/>
            <text:p text:style-name="Standard"><text:span text:style-name="T4">0 bit</text:span><text:span text:style-name="T5"> - Прозрачность</text:span></text:p>
            <text:p text:style-name="Standard"><text:span text:style-name="T5"><text:s text:c="8"/>0 - нет прозрачного цвета, 1 - есть прозрачный цвет</text:span></text:p>
            <text:p text:style-name="P7"/>
            <text:p text:style-name="Standard"><text:span text:style-name="T4">1 bit</text:span><text:span text:style-name="T5"> — Флаг пользователя</text:span></text:p>
            <text:p text:style-name="P11">Значения:</text:p>
            <text:list text:style-name="WW8Num2">
              <text:list-header>
                <text:p text:style-name="P16">0 - Не ожидать ввод от пользователя для продолжения.</text:p>
              </text:list-header>
            </text:list>
            <text:p text:style-name="P12"><text:span text:style-name="T7"><text:s/></text:span><text:span text:style-name="T7">1 - Ожидать ввод от пользователя.</text:span></text:p>
            <text:p text:style-name="P9"/>
            <text:p text:style-name="Standard"><text:span text:style-name="T4">2,3,4 bit</text:span><text:span text:style-name="T5"> — Метод размещения</text:span></text:p>
            <text:p text:style-name="P11">Значения:</text:p>
            <text:p text:style-name="P12"><text:span text:style-name="T8"><text:s/>0 - Никакое размещение не определено. Декодер не обязан предпринимать любое действие.</text:span></text:p>
            <text:p text:style-name="P12"><text:span text:style-name="T8"><text:s/>1 - Не располагать. Графику нужно оставить на месте</text:span></text:p>
            <text:p text:style-name="P12"><text:span text:style-name="T8"><text:s/>2 - Восстановить к цвет фона. Область, используемая графикой, должна быть восстановлена к цвету фона.</text:span></text:p>
            <text:p text:style-name="P12"><text:span text:style-name="T8"><text:s/>3 - Восстановить к предыдущему. Декодер обязан восстанавливать область, записанную поверх графическим символом с тем, что было там до предоставления графического символа.</text:span></text:p>
            <text:p text:style-name="P12"><text:span text:style-name="T8"><text:s/>4-7 -Зарезервировано.</text:span></text:p>
            <text:p text:style-name="P10"/>
            <text:p text:style-name="P12"><text:span text:style-name="T9">5,6,7 bit</text:span><text:span text:style-name="T8"> - Зарезервировано</text:span></text:p>
            <text:p text:style-name="P7"/>
          </table:table-cell>
        </table:table-row>
        <table:table-row table:style-name="Таблица1.1">
          <table:table-cell table:style-name="Таблица1.A2" office:value-type="string">
            <text:p text:style-name="P2">31+N*16</text:p>
          </table:table-cell>
          <table:table-cell table:style-name="Таблица1.A2" office:value-type="string">
            <text:p text:style-name="P2">1</text:p>
          </table:table-cell>
          <table:table-cell table:style-name="Таблица1.C2" office:value-type="string">
            <text:p text:style-name="P5">индекс прозрачного цвета<text:span text:style-name="T3">**1</text:span> (игнорируется, если предыдущее поле нулевое)</text:p>
          </table:table-cell>
        </table:table-row>
        <table:table-row table:style-name="Таблица1.1">
          <table:table-cell table:style-name="Таблица1.C2" table:number-columns-spanned="3" office:value-type="string">
            <text:p text:style-name="P13">end repeat 0</text:p>
          </table:table-cell>
          <table:covered-table-cell/>
          <table:covered-table-cell/>
        </table:table-row>
        <table:table-row table:style-name="Таблица1.1">
          <table:table-cell table:style-name="Таблица1.C2" table:number-columns-spanned="3" office:value-type="string">
            <text:p text:style-name="P4">Repeat 1</text:p>
          </table:table-cell>
          <table:covered-table-cell/>
          <table:covered-table-cell/>
        </table:table-row>
        <table:table-row table:style-name="Таблица1.1">
          <table:table-cell table:style-name="Таблица1.C2" table:number-columns-spanned="3" office:value-type="string">
            <text:p text:style-name="P4">Repeat 2</text:p>
          </table:table-cell>
          <table:covered-table-cell/>
          <table:covered-table-cell/>
        </table:table-row>
        <table:table-row table:style-name="Таблица1.1">
          <table:table-cell table:style-name="Таблица1.C2" table:number-columns-spanned="3" office:value-type="string">
            <text:p text:style-name="P4">Repeat 3</text:p>
          </table:table-cell>
          <table:covered-table-cell/>
          <table:covered-table-cell/>
        </table:table-row>
        <table:table-row table:style-name="Таблица1.1">
          <table:table-cell table:style-name="Таблица1.C2" table:number-columns-spanned="3" office:value-type="string">
            <text:p text:style-name="P4">...</text:p>
          </table:table-cell>
          <table:covered-table-cell/>
          <table:covered-table-cell/>
        </table:table-row>
        <table:table-row table:style-name="Таблица1.1">
          <table:table-cell table:style-name="Таблица1.C2" table:number-columns-spanned="3" office:value-type="string">
            <text:p text:style-name="P4">Repeat Nmax</text:p>
          </table:table-cell>
          <table:covered-table-cell/>
          <table:covered-table-cell/>
        </table:table-row>
      </table:table>
      <text:p text:style-name="Standard"/>
      <text:p text:style-name="Standard">Примечания:</text:p>
      <text:list text:style-name="WW8Num1">
        <text:list-item>
          <text:p text:style-name="P14">**1 индекс прозрачного цвета - пиксели с таким цветом нужно не закрашивать, а оставлять прозрачными. Если следующий экран начинается не со смещения 0, а прозрачного цвета нет, то незатрагиваемая область влюбом случае отсается незатрагиваемой.</text:p>
        </text:list-item>
        <text:list-item>
          <text:p text:style-name="P14"><text:soft-page-break/>**2 <text:s/>задержка - задержка для кадого кадра индивидуальна</text:p>
        </text:list-item>
        <text:list-item>
          <text:p text:style-name="P14">**3 указатели на RAW — абсолютные адреса, каждый <text:s/>RAW независимая от заголовка область, при смене файла их все надо освобождать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2" svg:font-family="Tahoma"/>
    <style:font-face style:name="Arial2" svg:font-family="Arial" style:font-family-generic="swiss"/>
    <style:font-face style:name="Tahoma1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2" fo:font-size="10pt" fo:language="ru" fo:country="RU" style:letter-kerning="true" style:font-name-asian="Lucida Sans Unicode1" style:font-size-asian="10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2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-0.529cm" text:min-label-width="0.635cm"/>
      </text:list-level-style-number>
      <text:list-level-style-number text:level="2" style:num-suffix="." style:num-format="1">
        <style:list-level-properties text:space-before="0.741cm" text:min-label-width="0.635cm"/>
      </text:list-level-style-number>
      <text:list-level-style-number text:level="3" style:num-suffix="." style:num-format="1">
        <style:list-level-properties text:space-before="2.011cm" text:min-label-width="0.635cm"/>
      </text:list-level-style-number>
      <text:list-level-style-number text:level="4" style:num-suffix="." style:num-format="1">
        <style:list-level-properties text:space-before="3.281cm" text:min-label-width="0.635cm"/>
      </text:list-level-style-number>
      <text:list-level-style-number text:level="5" style:num-suffix="." style:num-format="1">
        <style:list-level-properties text:space-before="4.551cm" text:min-label-width="0.635cm"/>
      </text:list-level-style-number>
      <text:list-level-style-number text:level="6" style:num-suffix="." style:num-format="1">
        <style:list-level-properties text:space-before="5.821cm" text:min-label-width="0.635cm"/>
      </text:list-level-style-number>
      <text:list-level-style-number text:level="7" style:num-suffix="." style:num-format="1">
        <style:list-level-properties text:space-before="7.091cm" text:min-label-width="0.635cm"/>
      </text:list-level-style-number>
      <text:list-level-style-number text:level="8" style:num-suffix="." style:num-format="1">
        <style:list-level-properties text:space-before="8.361cm" text:min-label-width="0.635cm"/>
      </text:list-level-style-number>
      <text:list-level-style-number text:level="9" style:num-suffix="." style:num-format="1">
        <style:list-level-properties text:space-before="9.631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meta:creation-date>2009-03-04T23:53:52</meta:creation-date>
    <dc:date>2009-06-30T22:14:20</dc:date>
    <meta:editing-cycles>9</meta:editing-cycles>
    <meta:editing-duration>PT18H0M0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60" meta:word-count="300" meta:character-count="1976"/>
  </office:meta>
</office:document-meta>
</file>